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9.571cm"/>
    </style:style>
    <style:style style:name="co10" style:family="table-column">
      <style:table-column-properties fo:break-before="auto" style:column-width="9.67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9.634cm"/>
    </style:style>
    <style:style style:name="co14" style:family="table-column">
      <style:table-column-properties fo:break-before="auto" style:column-width="7.6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Arial" style:font-name-asian="DejaVu Sans" style:font-name-complex="Lohit Devanagari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able-cell-properties fo:background-color="#ffff00"/>
      <style:text-properties fo:color="#999999"/>
    </style:style>
    <style:style style:name="ce11" style:family="table-cell" style:parent-style-name="Default" style:data-style-name="N100">
      <style:text-properties fo:color="#999999"/>
    </style:style>
    <style:style style:name="ce12" style:family="table-cell" style:parent-style-name="Default" style:data-style-name="N100">
      <style:table-cell-properties fo:background-color="#ffff00"/>
      <style:text-properties fo:color="#999999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8" table:default-cell-style-name="Default"/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in static module</text:p>
          </table:table-cell>
          <table:table-cell table:style-name="ce1" office:value-type="string" calcext:value-type="string">
            <text:p>Present in IP-BOM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pendency 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aopalliance:6.2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springframework:org.springframework.aop, org.sonatype.sisu:sisu-gu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jakarta-regexp:6.2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apache.lucene:lucene-sandbo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ant:6.2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nt version present, artifact missing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apache.ant: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commons-lang3:6.2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arlier version present: commons-lang, v2.6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lesscss:lessc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commons-math:6.2.0-SNAPSHOT</text:p>
          </table:table-cell>
          <table:table-cell office:value-type="string" calcext:value-type="string">
            <text:p>org.apache.commons:commons-math:ja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no, but commons-math3 is present</text:p>
          </table:table-cell>
          <table:table-cell office:value-type="string" calcext:value-type="string">
            <text:p>Add to IP BOM. version should be 2.1, as in non-modules build</text:p>
          </table:table-cell>
          <table:table-cell office:value-type="string" calcext:value-type="string">
            <text:p>org.apache.helix:helix-core, see screenshot for Q/A iss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lucene:6.2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no, but other lucene artifacts in kpwd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lucene:lucene-querypars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lucene:6.2.0-SNAPSHOT</text:p>
          </table:table-cell>
          <table:table-cell office:value-type="string" calcext:value-type="string">
            <text:p>org.apache.lucene:lucene-sandbox:ja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no, but other lucene artifacts in kpwd</text:p>
          </table:table-cell>
          <table:table-cell office:value-type="string" calcext:value-type="string">
            <text:p>Add to kpwd</text:p>
          </table:table-cell>
          <table:table-cell table:style-name="ce8" office:value-type="string" calcext:value-type="string">
            <text:p>org.apache.lucene:lucene-querypars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pw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find why 3.2.2 – can we downgrade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note: do maven la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-wagon:6.2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, version.org.apache.wagon.http is 2.0</text:p>
          </table:table-cell>
          <table:table-cell office:value-type="string" calcext:value-type="string">
            <text:p>Add artifact to IP BOM</text:p>
          </table:table-cell>
          <table:table-cell office:value-type="string" calcext:value-type="string">
            <text:p>org.apache.maven.wagon:wagon-htt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. Version should be 2.5.1, as in non-modules build</text:p>
          </table:table-cell>
          <table:table-cell office:value-type="string" calcext:value-type="string">
            <text:p>org.apache.maven:maven-core:jar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org.kie.modules:org-codehouse-plexus:6.2.0-SNAPSHOT</text:p>
          </table:table-cell>
          <table:table-cell table:style-name="ce9" office:value-type="string" calcext:value-type="string">
            <text:p>org.codehaus.plexus:plexus-component-annotations:jar</text:p>
          </table:table-cell>
          <table:table-cell table:style-name="ce11" office:value-type="string" calcext:value-type="string">
            <text:p>1.5.5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thing. </text:p>
          </table:table-cell>
          <table:table-cell table:style-name="ce9" table:number-columns-repeated="1019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. Version should be 1.19, as in non-modules build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org.kie.modules:org-drools:6.2.0-SNAPSHOT</text:p>
          </table:table-cell>
          <table:table-cell table:style-name="ce10" office:value-type="string" calcext:value-type="string">
            <text:p>org.drools:drools-pmml:jar</text:p>
          </table:table-cell>
          <table:table-cell table:style-name="ce12" office:value-type="string" calcext:value-type="string">
            <text:p>${drools.version}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just remove &lt;version&gt; element from static module because now in drools itself</text:p>
          </table:table-cell>
          <table:table-cell table:style-name="ce9" table:number-columns-repeated="1019"/>
        </table:table-row>
        <table:table-row table:style-name="ro3">
          <table:table-cell table:style-name="ce9" office:value-type="string" calcext:value-type="string">
            <text:p>org.kie.modules:org-eclipse-emf:6.2.0-SNAPSHOT</text:p>
          </table:table-cell>
          <table:table-cell table:style-name="ce9" office:value-type="string" calcext:value-type="string">
            <text:p>org.eclipse.emf:org.eclipse.emf.common:jar</text:p>
          </table:table-cell>
          <table:table-cell table:style-name="ce11" office:value-type="string" calcext:value-type="string">
            <text:p>2.6.0.v20100614-113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thing</text:p>
          </table:table-cell>
          <table:table-cell table:style-name="ce9" table:number-columns-repeated="1019"/>
        </table:table-row>
        <table:table-row table:style-name="ro3">
          <table:table-cell table:style-name="ce9" office:value-type="string" calcext:value-type="string">
            <text:p>org.kie.modules:org-eclipse-emf:6.2.0-SNAPSHOT</text:p>
          </table:table-cell>
          <table:table-cell table:style-name="ce9" office:value-type="string" calcext:value-type="string">
            <text:p>org.eclipse.emf:org.eclipse.emf.ecore:jar</text:p>
          </table:table-cell>
          <table:table-cell table:style-name="ce11" office:value-type="string" calcext:value-type="string">
            <text:p>2.6.0.v20100614-113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thing</text:p>
          </table:table-cell>
          <table:table-cell table:style-name="ce9" table:number-columns-repeated="1019"/>
        </table:table-row>
        <table:table-row table:style-name="ro3">
          <table:table-cell table:style-name="ce9" office:value-type="string" calcext:value-type="string">
            <text:p>org.kie.modules:org-eclipse-emf:6.2.0-SNAPSHOT</text:p>
          </table:table-cell>
          <table:table-cell table:style-name="ce9" office:value-type="string" calcext:value-type="string">
            <text:p>org.eclipse.emf:org.eclipse.emf.ecore.xmi:jar</text:p>
          </table:table-cell>
          <table:table-cell table:style-name="ce11" office:value-type="string" calcext:value-type="string">
            <text:p>2.5.0.v20100521-184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thing</text:p>
          </table:table-cell>
          <table:table-cell table:style-name="ce9" table:number-columns-repeated="1019"/>
        </table:table-row>
        <table:table-row table:style-name="ro3">
          <table:table-cell office:value-type="string" calcext:value-type="string">
            <text:p>Checked TO HE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plexus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 - try to remove sonatype if possib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inject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jsoup:6.2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version is 1.7.1 in fat war file – find out who's using i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aether:6.2.0-SNAPSHOT</text:p>
          </table:table-cell>
          <table:table-cell office:value-type="string" calcext:value-type="string">
            <text:p>org.sonatype.aether:aether-spi:jar</text:p>
          </table:table-cell>
          <table:table-cell table:style-name="Default" office:value-type="string" calcext:value-type="string">
            <text:p>1.13.1</text:p>
          </table:table-cell>
          <table:table-cell office:value-type="string" calcext:value-type="string">
            <text:p>no, version.org.sonatype.aether is 1.13.1</text:p>
          </table:table-cell>
          <table:table-cell office:value-type="string" calcext:value-type="string">
            <text:p>check org.eclipse / sonatype aether – ask mario Fusc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codehaus.plexus:plexus-container-default:jar </text:p>
          </table:table-cell>
          <table:table-cell office:value-type="string" calcext:value-type="string">
            <text:p>1.0-alpha-9-stable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?? Don't know whether to add to IP BOM, because artifact is optional, therefore not includ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ice:jar:no_aop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ither use codehaus or eclipse see <text:a xlink:href="https://github.com/sonatype/sisu-guice/issues/9" xlink:type="simple">https://github.com/sonatype/sisu-guice/issues/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ava:jar</text:p>
          </table:table-cell>
          <table:table-cell office:value-type="string" calcext:value-type="string">
            <text:p>0.9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note version.org.sonatype.sisu is 2.2.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tukaani:6.2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can we remove it? Figure it o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xmlpull:6.2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xpp3:6.2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Sheet5.A2:Sheet5.AMJ3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2:26:17.858615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9-01T16:12:57.433169403</dc:date>
    <meta:editing-duration>PT12H5M1S</meta:editing-duration>
    <meta:editing-cycles>52</meta:editing-cycles>
    <meta:generator>LibreOffice/4.2.6.2$Linux_X86_64 LibreOffice_project/420$Build-2</meta:generator>
    <meta:document-statistic meta:table-count="5" meta:cell-count="2101" meta:object-count="0"/>
  </office:meta>
</office:document-meta>
</file>